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estsvits1" style:family="table">
      <style:table-properties style:width="16.999cm" table:align="center"/>
    </style:style>
    <style:style style:name="Testsvits1.A" style:family="table-column">
      <style:table-column-properties style:column-width="1.429cm"/>
    </style:style>
    <style:style style:name="Testsvits1.B" style:family="table-column">
      <style:table-column-properties style:column-width="6.879cm"/>
    </style:style>
    <style:style style:name="Testsvits1.C" style:family="table-column">
      <style:table-column-properties style:column-width="2.223cm"/>
    </style:style>
    <style:style style:name="Testsvits1.D" style:family="table-column">
      <style:table-column-properties style:column-width="1.879cm"/>
    </style:style>
    <style:style style:name="Testsvits1.E" style:family="table-column">
      <style:table-column-properties style:column-width="2.011cm"/>
    </style:style>
    <style:style style:name="Testsvits1.F" style:family="table-column">
      <style:table-column-properties style:column-width="2.579cm"/>
    </style:style>
    <style:style style:name="Testsvits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estsvits1.B1" style:family="table-cell">
      <style:table-cell-properties style:vertical-align="middle" fo:padding="0.097cm" fo:border-left="0.002cm solid #000000" fo:border-right="none" fo:border-top="0.002cm solid #000000" fo:border-bottom="0.002cm solid #000000"/>
    </style:style>
    <style:style style:name="Testsvits1.F1" style:family="table-cell">
      <style:table-cell-properties style:vertical-align="middle" fo:padding="0.097cm" fo:border="0.002cm solid #000000"/>
    </style:style>
    <style:style style:name="Testsvits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estsvits1.B2" style:family="table-cell">
      <style:table-cell-properties style:vertical-align="middle" fo:padding="0.097cm" fo:border-left="0.002cm solid #000000" fo:border-right="none" fo:border-top="none" fo:border-bottom="0.002cm solid #000000"/>
    </style:style>
    <style:style style:name="Testsvits1.F2" style:family="table-cell">
      <style:table-cell-properties style:vertical-align="middle" fo:padding="0.097cm" fo:border-left="0.002cm solid #000000" fo:border-right="0.002cm solid #000000" fo:border-top="none" fo:border-bottom="0.002cm solid #000000"/>
    </style:style>
    <style:style style:name="Table1" style:family="table">
      <style:table-properties style:width="17.014cm" fo:margin-left="-0.016cm" fo:margin-right="0cm" table:align="margins"/>
    </style:style>
    <style:style style:name="Table1.A" style:family="table-column">
      <style:table-column-properties style:column-width="1.429cm" style:rel-column-width="810*"/>
    </style:style>
    <style:style style:name="Table1.B" style:family="table-column">
      <style:table-column-properties style:column-width="4.657cm" style:rel-column-width="2640*"/>
    </style:style>
    <style:style style:name="Table1.C" style:family="table-column">
      <style:table-column-properties style:column-width="2.249cm" style:rel-column-width="1275*"/>
    </style:style>
    <style:style style:name="Table1.D" style:family="table-column">
      <style:table-column-properties style:column-width="2.223cm" style:rel-column-width="1260*"/>
    </style:style>
    <style:style style:name="Table1.E" style:family="table-column">
      <style:table-column-properties style:column-width="1.879cm" style:rel-column-width="1065*"/>
    </style:style>
    <style:style style:name="Table1.F" style:family="table-column">
      <style:table-column-properties style:column-width="1.984cm" style:rel-column-width="1125*"/>
    </style:style>
    <style:style style:name="Table1.G" style:family="table-column">
      <style:table-column-properties style:column-width="2.595cm" style:rel-column-width="1471*"/>
    </style:style>
    <style:style style:name="Table1.A1" style:family="table-cell">
      <style:table-cell-properties style:vertical-align=""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style:vertical-align="" fo:padding="0.097cm" fo:border-left="0.002cm solid #000000" fo:border-right="none" fo:border-top="0.002cm solid #000000" fo:border-bottom="0.002cm solid #000000"/>
    </style:style>
    <style:style style:name="Table1.G1" style:family="table-cell">
      <style:table-cell-properties style:vertical-align="" fo:padding="0.097cm" fo:border="0.002cm solid #000000"/>
    </style:style>
    <style:style style:name="Table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B2" style:family="table-cell">
      <style:table-cell-properties style:vertical-align="middle" fo:padding="0.097cm" fo:border-left="0.002cm solid #000000" fo:border-right="none" fo:border-top="none" fo:border-bottom="0.002cm solid #000000"/>
    </style:style>
    <style:style style:name="Table1.G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top="0cm" fo:margin-bottom="0.282cm" style:line-height-at-least="0.457cm" fo:text-align="start" style:justify-single-word="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2"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3" style:family="paragraph" style:parent-style-name="Standard">
      <style:paragraph-properties fo:margin-top="0cm" fo:margin-bottom="0.282cm" style:line-height-at-least="0.457cm" style:text-autospace="none"/>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4" style:family="paragraph" style:parent-style-name="Standard">
      <style:paragraph-properties fo:margin-top="0cm" fo:margin-bottom="0.282cm" style:line-height-at-least="0.457cm" style:text-autospace="none"/>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5"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6" style:family="paragraph" style:parent-style-name="Table_20_Contents">
      <style:paragraph-properties fo:text-align="center" style:justify-single-word="false"/>
      <style:text-properties style:font-name="Calibri1" fo:font-size="12pt" style:font-name-asian="Calibri" style:font-size-asian="12pt" style:font-name-complex="Calibri" style:font-size-complex="12pt"/>
    </style:style>
    <style:style style:name="P7" style:family="paragraph" style:parent-style-name="Standard">
      <style:paragraph-properties fo:margin-top="0cm" fo:margin-bottom="0.282cm" style:line-height-at-least="0.457cm" style:text-autospace="none"/>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8" style:family="paragraph" style:parent-style-name="Table_20_Contents">
      <style:paragraph-properties fo:text-align="center" style:justify-single-word="false"/>
      <style:text-properties style:font-name="Calibri1" fo:font-size="11pt" style:font-name-asian="Calibri" style:font-size-asian="11pt" style:font-name-complex="Calibri" style:font-size-complex="11pt"/>
    </style:style>
    <style:style style:name="P9"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10" style:family="paragraph" style:parent-style-name="Table_20_Contents">
      <style:paragraph-properties fo:margin-left="0cm" fo:margin-right="0cm" fo:text-align="start" style:justify-single-word="false" fo:text-indent="0cm" style:auto-text-indent="false"/>
      <style:text-properties style:font-name="Calibri1" fo:font-size="11pt" style:font-name-asian="Calibri" style:font-size-asian="11pt" style:font-name-complex="Calibri" style:font-size-complex="11pt"/>
    </style:style>
    <style:style style:name="T1"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Version</text:p>
            <text:p text:style-name="P5">1.1</text:p>
          </table:table-cell>
          <table:table-cell table:style-name="Table2.A1" office:value-type="string">
            <text:p text:style-name="P5">Datum</text:p>
            <text:p text:style-name="P5">2014-12-15</text:p>
          </table:table-cell>
          <table:table-cell table:style-name="Table2.A1" office:value-type="string">
            <text:p text:style-name="P1">Enhetstestning</text:p>
          </table:table-cell>
          <table:table-cell table:style-name="Table2.D1" office:value-type="string">
            <text:p text:style-name="P5">Författar</text:p>
            <text:p text:style-name="P5">dt222cc</text:p>
          </table:table-cell>
        </table:table-row>
      </table:table>
      <text:p text:style-name="P3"><text:line-break/>Jag har valt att testa klasserna RegistreraGren och RedigeraGren, med mer focus på den första.</text:p>
      <text:p text:style-name="P2">Klass: RegistreraGren</text:p>
      <text:p text:style-name="P3">Denna klass tar emot en array (de registrerade grenar), namnet på nya grenen och dess storlek (antal deltagare). Om grenen redan finns så läggs grenen "inte" till utan visar ett meddelande att grenen redan finns. Om grenen inte finns så läggs grenen i arrayen som innehåler alla grenar.</text:p>
      <text:p text:style-name="P4">Testsvits, testfixturer och testfall</text:p>
      <text:p text:style-name="P3">Jag valde att ha med dessa tester för de testar om en ny gren registeras eller inte, om grenen redan fanns i systemet eller om man skickar fält i fel format.</text:p>
      <table:table table:name="Testsvits1" table:style-name="Testsvits1">
        <table:table-column table:style-name="Testsvits1.A"/>
        <table:table-column table:style-name="Testsvits1.B"/>
        <table:table-column table:style-name="Testsvits1.C"/>
        <table:table-column table:style-name="Testsvits1.D"/>
        <table:table-column table:style-name="Testsvits1.E"/>
        <table:table-column table:style-name="Testsvits1.F"/>
        <table:table-row>
          <table:table-cell table:style-name="Testsvits1.A1" office:value-type="string">
            <text:p text:style-name="P8">Test</text:p>
          </table:table-cell>
          <table:table-cell table:style-name="Testsvits1.B1" office:value-type="string">
            <text:p text:style-name="P8">Testfall</text:p>
          </table:table-cell>
          <table:table-cell table:style-name="Testsvits1.B1" office:value-type="string">
            <text:p text:style-name="P8">Testdata: Grenar</text:p>
          </table:table-cell>
          <table:table-cell table:style-name="Testsvits1.B1" office:value-type="string">
            <text:p text:style-name="P8">Indata:</text:p>
            <text:p text:style-name="P8">Namn</text:p>
          </table:table-cell>
          <table:table-cell table:style-name="Testsvits1.B1" office:value-type="string">
            <text:p text:style-name="P8">Indata:</text:p>
            <text:p text:style-name="P8">Storlek</text:p>
          </table:table-cell>
          <table:table-cell table:style-name="Testsvits1.F1" office:value-type="string">
            <text:p text:style-name="P8">Förväntad resultat</text:p>
          </table:table-cell>
        </table:table-row>
        <table:table-row>
          <table:table-cell table:style-name="Testsvits1.A2" office:value-type="string">
            <text:p text:style-name="P8">1</text:p>
          </table:table-cell>
          <table:table-cell table:style-name="Testsvits1.B2" office:value-type="string">
            <text:p text:style-name="P8">Lägga till gren</text:p>
          </table:table-cell>
          <table:table-cell table:style-name="Testsvits1.B2" office:value-type="string">
            <text:p text:style-name="P10"><text:s/>Bom, 10<text:line-break/> Hopp, 12</text:p>
          </table:table-cell>
          <table:table-cell table:style-name="Testsvits1.B2" office:value-type="string">
            <text:p text:style-name="P8">Barr</text:p>
          </table:table-cell>
          <table:table-cell table:style-name="Testsvits1.B2" office:value-type="string">
            <text:p text:style-name="P8">6</text:p>
          </table:table-cell>
          <table:table-cell table:style-name="Testsvits1.F2" office:value-type="string">
            <text:p text:style-name="P10"><text:s/>Bom, 10<text:line-break/> Hopp, 12</text:p>
            <text:p text:style-name="P10"><text:s/>Barr, 6</text:p>
          </table:table-cell>
        </table:table-row>
        <table:table-row>
          <table:table-cell table:style-name="Testsvits1.A2" office:value-type="string">
            <text:p text:style-name="P8">2</text:p>
          </table:table-cell>
          <table:table-cell table:style-name="Testsvits1.B2" office:value-type="string">
            <text:p text:style-name="P8">Lägga till gren som redan finns</text:p>
          </table:table-cell>
          <table:table-cell table:style-name="Testsvits1.B2" office:value-type="string">
            <text:p text:style-name="P9"><text:s/>Bom, 10<text:line-break/> Hopp, 12</text:p>
          </table:table-cell>
          <table:table-cell table:style-name="Testsvits1.B2" office:value-type="string">
            <text:p text:style-name="P8">Bom</text:p>
          </table:table-cell>
          <table:table-cell table:style-name="Testsvits1.B2" office:value-type="string">
            <text:p text:style-name="P8">5</text:p>
          </table:table-cell>
          <table:table-cell table:style-name="Testsvits1.F2" office:value-type="string">
            <text:p text:style-name="P10"><text:s/>Bom, 10<text:line-break/> Hopp, 12</text:p>
          </table:table-cell>
        </table:table-row>
        <table:table-row>
          <table:table-cell table:style-name="Testsvits1.A2" office:value-type="string">
            <text:p text:style-name="P8">3</text:p>
          </table:table-cell>
          <table:table-cell table:style-name="Testsvits1.B2" office:value-type="string">
            <text:p text:style-name="P8">Lägga till gren med fel format</text:p>
          </table:table-cell>
          <table:table-cell table:style-name="Testsvits1.B2" office:value-type="string">
            <text:p text:style-name="P10"><text:s/>Bom, 10<text:line-break/> Hopp, 12</text:p>
          </table:table-cell>
          <table:table-cell table:style-name="Testsvits1.B2" office:value-type="string">
            <text:p text:style-name="P8">5</text:p>
          </table:table-cell>
          <table:table-cell table:style-name="Testsvits1.B2" office:value-type="string">
            <text:p text:style-name="P8">Simmning</text:p>
          </table:table-cell>
          <table:table-cell table:style-name="Testsvits1.F2" office:value-type="string">
            <text:p text:style-name="P10"><text:s/>Bom, 10<text:line-break/> Hopp, 12</text:p>
          </table:table-cell>
        </table:table-row>
        <table:table-row>
          <table:table-cell table:style-name="Testsvits1.A2" office:value-type="string">
            <text:p text:style-name="P8">4</text:p>
          </table:table-cell>
          <table:table-cell table:style-name="Testsvits1.B2" office:value-type="string">
            <text:p text:style-name="P8">Lägga till gren med tomma fält</text:p>
          </table:table-cell>
          <table:table-cell table:style-name="Testsvits1.B2" office:value-type="string">
            <text:p text:style-name="P10"><text:s/>Bom, 10<text:line-break/> Hopp, 12</text:p>
          </table:table-cell>
          <table:table-cell table:style-name="Testsvits1.B2" office:value-type="string">
            <text:p text:style-name="P8">""</text:p>
          </table:table-cell>
          <table:table-cell table:style-name="Testsvits1.B2" office:value-type="string">
            <text:p text:style-name="P8">""</text:p>
          </table:table-cell>
          <table:table-cell table:style-name="Testsvits1.F2" office:value-type="string">
            <text:p text:style-name="P10"><text:s/>Bom, 10<text:line-break/> Hopp, 12</text:p>
          </table:table-cell>
        </table:table-row>
      </table:table>
      <text:p text:style-name="P4"><text:line-break/></text:p>
      <text:p text:style-name="P4"><text:span text:style-name="T1">Klass: RedigeraGren</text:span></text:p>
      <text:p text:style-name="P3">Användaren klickar på en knapp som tillhör grenen. En popup visas med fält som man skriver in det nya namnet och storlek.</text:p>
      <text:p text:style-name="P4">Testsvits, testfixturer och testfall</text:p>
      <text:p text:style-name="P3">Jag valde att ha med dessa tester för de testar om grenen förändrades eller inte, omman skickar in fält i fel forma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Test</text:p>
          </table:table-cell>
          <table:table-cell table:style-name="Table1.B1" office:value-type="string">
            <text:p text:style-name="P8">Testfall</text:p>
          </table:table-cell>
          <table:table-cell table:style-name="Table1.B1" office:value-type="string">
            <text:p text:style-name="P8">Testdata: Grenar</text:p>
          </table:table-cell>
          <table:table-cell table:style-name="Table1.B1" office:value-type="string">
            <text:p text:style-name="P8">Testdata:</text:p>
            <text:p text:style-name="P8">Gren</text:p>
          </table:table-cell>
          <table:table-cell table:style-name="Table1.B1" office:value-type="string">
            <text:p text:style-name="P8">Indata:</text:p>
            <text:p text:style-name="P8">Namn</text:p>
          </table:table-cell>
          <table:table-cell table:style-name="Table1.B1" office:value-type="string">
            <text:p text:style-name="P8">Indata:</text:p>
            <text:p text:style-name="P8">Storlek</text:p>
          </table:table-cell>
          <table:table-cell table:style-name="Table1.G1" office:value-type="string">
            <text:p text:style-name="P8">Förväntad</text:p>
            <text:p text:style-name="P8">resultat</text:p>
          </table:table-cell>
        </table:table-row>
        <table:table-row>
          <table:table-cell table:style-name="Table1.A2" office:value-type="string">
            <text:p text:style-name="P8">1</text:p>
          </table:table-cell>
          <table:table-cell table:style-name="Table1.B2" office:value-type="string">
            <text:p text:style-name="P8">Redigera</text:p>
            <text:p text:style-name="P8">första grenen</text:p>
          </table:table-cell>
          <table:table-cell table:style-name="Table1.B2" office:value-type="string">
            <text:p text:style-name="P10"><text:s/>Bom, 10<text:line-break/> Hopp, 12</text:p>
          </table:table-cell>
          <table:table-cell table:style-name="Table1.B2" office:value-type="string">
            <text:p text:style-name="P8">Bom</text:p>
          </table:table-cell>
          <table:table-cell table:style-name="Table1.B2" office:value-type="string">
            <text:p text:style-name="P8">Fristående</text:p>
          </table:table-cell>
          <table:table-cell table:style-name="Table1.B2" office:value-type="string">
            <text:p text:style-name="P8">8</text:p>
          </table:table-cell>
          <table:table-cell table:style-name="Table1.G2" office:value-type="string">
            <text:p text:style-name="P10"><text:s/>Fristående, 10<text:line-break/> Hopp, 12</text:p>
          </table:table-cell>
        </table:table-row>
        <table:table-row>
          <table:table-cell table:style-name="Table1.A2" office:value-type="string">
            <text:p text:style-name="P8">2</text:p>
          </table:table-cell>
          <table:table-cell table:style-name="Table1.B2" office:value-type="string">
            <text:p text:style-name="P8">Redigera</text:p>
            <text:p text:style-name="P8">andra grenen</text:p>
          </table:table-cell>
          <table:table-cell table:style-name="Table1.B2" office:value-type="string">
            <text:p text:style-name="P9"><text:s/>Bom, 10<text:line-break/> Hopp, 12</text:p>
          </table:table-cell>
          <table:table-cell table:style-name="Table1.B2" office:value-type="string">
            <text:p text:style-name="P8">Hopp</text:p>
          </table:table-cell>
          <table:table-cell table:style-name="Table1.B2" office:value-type="string">
            <text:p text:style-name="P8">Ringar</text:p>
          </table:table-cell>
          <table:table-cell table:style-name="Table1.B2" office:value-type="string">
            <text:p text:style-name="P8">8</text:p>
          </table:table-cell>
          <table:table-cell table:style-name="Table1.G2" office:value-type="string">
            <text:p text:style-name="P10"><text:s/>Bom, 10<text:line-break/> Ringar, 8</text:p>
          </table:table-cell>
        </table:table-row>
        <table:table-row>
          <table:table-cell table:style-name="Table1.A2" office:value-type="string">
            <text:p text:style-name="P8">3</text:p>
          </table:table-cell>
          <table:table-cell table:style-name="Table1.B2" office:value-type="string">
            <text:p text:style-name="P8">Fel format</text:p>
          </table:table-cell>
          <table:table-cell table:style-name="Table1.B2" office:value-type="string">
            <text:p text:style-name="P10"><text:s/>Bom, 10<text:line-break/> Hopp, 12</text:p>
          </table:table-cell>
          <table:table-cell table:style-name="Table1.B2" office:value-type="string">
            <text:p text:style-name="P8">Bom</text:p>
          </table:table-cell>
          <table:table-cell table:style-name="Table1.B2" office:value-type="string">
            <text:p text:style-name="P8">7</text:p>
          </table:table-cell>
          <table:table-cell table:style-name="Table1.B2" office:value-type="string">
            <text:p text:style-name="P8"><text:s/>Hopp</text:p>
          </table:table-cell>
          <table:table-cell table:style-name="Table1.G2" office:value-type="string">
            <text:p text:style-name="P10"><text:s/>Bom, 10<text:line-break/> Hopp, 12</text:p>
          </table:table-cell>
        </table:table-row>
        <table:table-row>
          <table:table-cell table:style-name="Table1.A2" office:value-type="string">
            <text:p text:style-name="P8">4</text:p>
          </table:table-cell>
          <table:table-cell table:style-name="Table1.B2" office:value-type="string">
            <text:p text:style-name="P8">Tomma fält</text:p>
          </table:table-cell>
          <table:table-cell table:style-name="Table1.B2" office:value-type="string">
            <text:p text:style-name="P10"><text:s/>Bom, 10<text:line-break/> Hopp, 12</text:p>
          </table:table-cell>
          <table:table-cell table:style-name="Table1.B2" office:value-type="string">
            <text:p text:style-name="P8">Bom</text:p>
          </table:table-cell>
          <table:table-cell table:style-name="Table1.B2" office:value-type="string">
            <text:p text:style-name="P8">""</text:p>
          </table:table-cell>
          <table:table-cell table:style-name="Table1.B2" office:value-type="string">
            <text:p text:style-name="P8">""</text:p>
          </table:table-cell>
          <table:table-cell table:style-name="Table1.G2" office:value-type="string">
            <text:p text:style-name="P10"><text:s/>Bom, 10<text:line-break/> Hopp, 12</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49M16S</meta:editing-duration>
    <meta:editing-cycles>177</meta:editing-cycles>
    <meta:generator>OpenOffice/4.1.1$Win32 OpenOffice.org_project/411m6$Build-9775</meta:generator>
    <dc:date>2014-12-17T21:30:12.83</dc:date>
    <dc:creator>Sing Trinh</dc:creator>
    <meta:document-statistic meta:table-count="3" meta:image-count="0" meta:object-count="0" meta:page-count="1" meta:paragraph-count="91" meta:word-count="304" meta:character-count="1640"/>
    <meta:user-defined meta:name="Info 1"/>
    <meta:user-defined meta:name="Info 2"/>
    <meta:user-defined meta:name="Info 3"/>
    <meta:user-defined meta:name="Info 4"/>
  </office:meta>
</office:document-meta>
</file>